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ee681" officeooo:paragraph-rsid="001ee68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weight="bold" officeooo:rsid="001ee681" officeooo:paragraph-rsid="001ee68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normal" officeooo:rsid="001ee681" officeooo:paragraph-rsid="001ee681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weight="normal" officeooo:rsid="001ee681" officeooo:paragraph-rsid="0022cb62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weight="normal" officeooo:rsid="001ee681" officeooo:paragraph-rsid="0024bcc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weight="normal" officeooo:rsid="001ee681" officeooo:paragraph-rsid="00257af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weight="normal" officeooo:rsid="001ee681" officeooo:paragraph-rsid="0027ee5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weight="normal" officeooo:rsid="001ee681" officeooo:paragraph-rsid="00283a64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officeooo:rsid="001ee681" officeooo:paragraph-rsid="002af19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weight="normal" officeooo:rsid="0022cb62" officeooo:paragraph-rsid="0022cb62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weight="normal" officeooo:rsid="0022cb62" officeooo:paragraph-rsid="0024bcc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weight="normal" officeooo:rsid="0022cb62" officeooo:paragraph-rsid="00257aff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weight="normal" officeooo:rsid="0022cb62" officeooo:paragraph-rsid="00283a64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weight="normal" officeooo:rsid="0022cb62" officeooo:paragraph-rsid="002af19b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weight="normal" officeooo:rsid="001f5049" officeooo:paragraph-rsid="001f5049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tyle="normal" fo:font-weight="bold" officeooo:rsid="001f5049" officeooo:paragraph-rsid="001f5049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tyle="normal" fo:font-weight="bold" officeooo:rsid="001f5049" officeooo:paragraph-rsid="002a5fa0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tyle="normal" fo:font-weight="bold" officeooo:rsid="001f5049" officeooo:paragraph-rsid="002c9b3e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tyle="normal" fo:font-weight="bold" officeooo:rsid="00209155" officeooo:paragraph-rsid="00209155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tyle="normal" fo:font-weight="bold" officeooo:rsid="00209155" officeooo:paragraph-rsid="002182e1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tyle="normal" fo:font-weight="bold" officeooo:rsid="002182e1" officeooo:paragraph-rsid="0021e0fb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tyle="normal" fo:font-weight="normal" officeooo:rsid="001f5049" officeooo:paragraph-rsid="001f5049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tyle="normal" fo:font-weight="normal" officeooo:rsid="001f5049" officeooo:paragraph-rsid="002a5fa0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tyle="normal" fo:font-weight="normal" officeooo:rsid="001f5049" officeooo:paragraph-rsid="002c9b3e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tyle="normal" fo:font-weight="normal" officeooo:rsid="00209155" officeooo:paragraph-rsid="00209155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tyle="normal" fo:font-weight="normal" officeooo:rsid="002182e1" officeooo:paragraph-rsid="002182e1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tyle="normal" fo:font-weight="normal" officeooo:rsid="0021e0fb" officeooo:paragraph-rsid="0021e0fb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Arial" fo:font-size="15pt" fo:font-weight="bold" officeooo:rsid="001ee681" officeooo:paragraph-rsid="001ee681" style:font-size-asian="15pt" style:font-weight-asian="bold" style:font-size-complex="15pt" style:font-weight-complex="bold"/>
    </style:style>
    <style:style style:name="P29" style:family="paragraph" style:parent-style-name="Standard">
      <style:paragraph-properties fo:text-align="start" style:justify-single-word="false" fo:break-before="page"/>
      <style:text-properties style:font-name="Arial" fo:font-weight="normal" officeooo:rsid="001ee681" officeooo:paragraph-rsid="00283a64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weight="normal" officeooo:rsid="001f5049" officeooo:paragraph-rsid="00283a64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tyle="normal" fo:font-weight="bold" officeooo:rsid="00209155" officeooo:paragraph-rsid="00209155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Arial" fo:font-style="normal" fo:font-weight="bold" officeooo:rsid="002e778e" officeooo:paragraph-rsid="002e778e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rial" fo:font-style="normal" fo:font-weight="bold" officeooo:rsid="00315751" officeooo:paragraph-rsid="00315751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Arial" fo:font-style="normal" fo:font-weight="bold" officeooo:rsid="0031d1d4" officeooo:paragraph-rsid="0031d1d4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Arial" fo:font-style="normal" fo:font-weight="normal" officeooo:rsid="00209155" officeooo:paragraph-rsid="00209155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tyle="normal" fo:font-weight="normal" officeooo:rsid="002e778e" officeooo:paragraph-rsid="002e778e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tyle="normal" fo:font-weight="normal" officeooo:rsid="002f585a" officeooo:paragraph-rsid="002f585a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tyle="normal" fo:font-weight="normal" officeooo:rsid="00315751" officeooo:paragraph-rsid="00315751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style="normal" fo:font-weight="normal" officeooo:rsid="0031d1d4" officeooo:paragraph-rsid="0031d1d4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049" style:font-weight-asian="bold" style:font-weight-complex="bold"/>
    </style:style>
    <style:style style:name="T3" style:family="text">
      <style:text-properties fo:font-weight="bold" officeooo:rsid="0022cb62" style:font-weight-asian="bold" style:font-weight-complex="bold"/>
    </style:style>
    <style:style style:name="T4" style:family="text">
      <style:text-properties fo:font-weight="bold" officeooo:rsid="0024bcc9" style:font-weight-asian="bold" style:font-weight-complex="bold"/>
    </style:style>
    <style:style style:name="T5" style:family="text">
      <style:text-properties fo:font-weight="bold" officeooo:rsid="00257aff" style:font-weight-asian="bold" style:font-weight-complex="bold"/>
    </style:style>
    <style:style style:name="T6" style:family="text">
      <style:text-properties fo:font-weight="bold" officeooo:rsid="00283a64" style:font-weight-asian="bold" style:font-weight-complex="bold"/>
    </style:style>
    <style:style style:name="T7" style:family="text">
      <style:text-properties fo:font-weight="bold" officeooo:rsid="002a5fa0" style:font-weight-asian="bold" style:font-weight-complex="bold"/>
    </style:style>
    <style:style style:name="T8" style:family="text">
      <style:text-properties fo:font-weight="bold" officeooo:rsid="002af19b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182e1" style:font-weight-asian="normal" style:font-weight-complex="normal"/>
    </style:style>
    <style:style style:name="T11" style:family="text">
      <style:text-properties fo:font-weight="normal" officeooo:rsid="002c9b3e" style:font-weight-asian="normal" style:font-weight-complex="normal"/>
    </style:style>
    <style:style style:name="T12" style:family="text">
      <style:text-properties officeooo:rsid="0022cb62"/>
    </style:style>
    <style:style style:name="T13" style:family="text">
      <style:text-properties officeooo:rsid="001f5049"/>
    </style:style>
    <style:style style:name="T14" style:family="text">
      <style:text-properties officeooo:rsid="0024bcc9"/>
    </style:style>
    <style:style style:name="T15" style:family="text">
      <style:text-properties officeooo:rsid="00257aff"/>
    </style:style>
    <style:style style:name="T16" style:family="text">
      <style:text-properties officeooo:rsid="00270ca7"/>
    </style:style>
    <style:style style:name="T17" style:family="text">
      <style:text-properties officeooo:rsid="0027ee56"/>
    </style:style>
    <style:style style:name="T18" style:family="text">
      <style:text-properties officeooo:rsid="00283a64"/>
    </style:style>
    <style:style style:name="T19" style:family="text">
      <style:text-properties officeooo:rsid="001ee681"/>
    </style:style>
    <style:style style:name="T20" style:family="text">
      <style:text-properties officeooo:rsid="002a5fa0"/>
    </style:style>
    <style:style style:name="T21" style:family="text">
      <style:text-properties officeooo:rsid="002af19b"/>
    </style:style>
    <style:style style:name="T22" style:family="text">
      <style:text-properties officeooo:rsid="002c9b3e"/>
    </style:style>
    <style:style style:name="T23" style:family="text">
      <style:text-properties officeooo:rsid="002f585a"/>
    </style:style>
    <style:style style:name="T24" style:family="text">
      <style:text-properties officeooo:rsid="003157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LISTA DE REQUISITOS</text:p>
      <text:p text:style-name="P1"/>
      <text:p text:style-name="P2">1. Stakeholder Request (STRQ)</text:p>
      <text:p text:style-name="P3">Domínio em estudo -Sistema de Cadastro de Alunos</text:p>
      <text:p text:style-name="P3"/>
      <text:p text:style-name="P2">STRQ1 – Logar no sistema</text:p>
      <text:p text:style-name="P3">Descrição: O sistema deverá exibir a tela de login para o <text:span text:style-name="T17">funcionário/voluntário</text:span> colocar suas credenciais <text:span text:style-name="T12">(login e senha)</text:span>, <text:span text:style-name="T14">que deverá haver uma verificação </text:span>se está correto ou não os dados fornecidos.</text:p>
      <text:p text:style-name="P3"/>
      <text:p text:style-name="P3"><text:span text:style-name="T1">STRQ2 –</text:span><text:span text:style-name="T2"> Cadastro de aluno</text:span></text:p>
      <text:p text:style-name="P3">Descrição: O sistema deverá <text:span text:style-name="T12">haver um cadastro de alunos, contendo: nome completo, CPF, RG, data de nascimento, endereço, nome completo do(s) responsável(is), telefone de contato (fixo e/ou celular) e e-mail</text:span>.</text:p>
      <text:p text:style-name="P3"/>
      <text:p text:style-name="P4"><text:span text:style-name="T1">STRQ</text:span><text:span text:style-name="T3">3</text:span><text:span text:style-name="T1"> –</text:span><text:span text:style-name="T2"> </text:span><text:span text:style-name="T4">Histórico de cursos</text:span></text:p>
      <text:p text:style-name="P10"><text:span text:style-name="T13">D</text:span>escrição: <text:span text:style-name="T14">No cadastro do aluno, deverá haver uma seção onde serão inseridos os cursos que o aluno está matriculado, contendo data de início e término. Os cursos já finalizados deverão ficar no histórico.</text:span></text:p>
      <text:p text:style-name="P10"/>
      <text:p text:style-name="P5"><text:span text:style-name="T1">STRQ</text:span><text:span text:style-name="T5">4</text:span><text:span text:style-name="T1"> –</text:span><text:span text:style-name="T2"> </text:span><text:span text:style-name="T4">Aviso na matrícula de cursos</text:span></text:p>
      <text:p text:style-name="P11"><text:span text:style-name="T13">D</text:span>escrição: <text:span text:style-name="T14">Um aluno apenas poderá estar matriculado como “ativo” em apenas dois cursos, caso tente-se matricular em um terceiro curso, o sistema deverá avisar e não permitir a matrícula.</text:span></text:p>
      <text:p text:style-name="P11"/>
      <text:p text:style-name="P5"><text:span text:style-name="T1">STRQ</text:span><text:span text:style-name="T5">5</text:span><text:span text:style-name="T1"> –</text:span><text:span text:style-name="T2"> </text:span><text:span text:style-name="T4">Código de aluno</text:span></text:p>
      <text:p text:style-name="P11"><text:span text:style-name="T13">D</text:span>escrição: <text:span text:style-name="T14">Cada aluno deverá ter um código de matrícula, sendo um número sequencial gerado na hora da matrícula. Esse número não poderá ser alterado nem duplicado.</text:span></text:p>
      <text:p text:style-name="P11"/>
      <text:p text:style-name="P6"><text:span text:style-name="T1">STRQ</text:span><text:span text:style-name="T5">6</text:span><text:span text:style-name="T1"> –</text:span><text:span text:style-name="T2"> </text:span><text:span text:style-name="T5">Aluno duplicado</text:span></text:p>
      <text:p text:style-name="P12"><text:span text:style-name="T13">D</text:span>escrição: <text:span text:style-name="T15">No sistema não deverá existir cadastro duplicado de aluno, isto é, mesmo aluno com mais de um número de matrícula. Caso tente-se cadastrar aluno já cadastrado, o sistema deverá avisar.</text:span></text:p>
      <text:p text:style-name="P12"/>
      <text:p text:style-name="P6"><text:span text:style-name="T1">STRQ</text:span><text:span text:style-name="T5">7</text:span><text:span text:style-name="T1"> –</text:span><text:span text:style-name="T2"> </text:span><text:span text:style-name="T5">Alteração de dados dos alunos</text:span></text:p>
      <text:p text:style-name="P12"><text:span text:style-name="T13">D</text:span>escrição: <text:span text:style-name="T15">O sistema deverá permitir alteração dos dados cadastrais dos alunos, e todas as alterações deverão ficar em histórico, contendo data, qual a alteração efetuada e pessoa responsável pela atualização do cadastro.</text:span></text:p>
      <text:p text:style-name="P3"/>
      <text:p text:style-name="P6"><text:span text:style-name="T1">STRQ</text:span><text:span text:style-name="T5">8</text:span><text:span text:style-name="T1"> –</text:span><text:span text:style-name="T2"> </text:span><text:span text:style-name="T5">Exclusão de aluno</text:span></text:p>
      <text:p text:style-name="P12"><text:span text:style-name="T13">D</text:span>escrição: <text:span text:style-name="T16">O sistema deverá permitir a exclusão de cadastro de aluno, porém, o número de matrícula não poderá ser reutilizado para outro aluno.</text:span></text:p>
      <text:p text:style-name="P3"/>
      <text:p text:style-name="P7"><text:span text:style-name="T1">STRQ</text:span><text:span text:style-name="T6">9</text:span><text:span text:style-name="T1"> –</text:span><text:span text:style-name="T2"> </text:span><text:span text:style-name="T6">Cadastro de professor </text:span></text:p>
      <text:p text:style-name="P13"><text:span text:style-name="T13">D</text:span>escrição: <text:span text:style-name="T19">O sistema deverá </text:span>haver um cadastro de <text:span text:style-name="T18">professor</text:span>, contendo: nome completo, CPF, RG, data de nascimento, endereço, telefone de contato (fixo e/ou celular), e-mail <text:span text:style-name="T18">e formação acadêmica.</text:span></text:p>
      <text:p text:style-name="P29"><text:span text:style-name="T1">STRQ</text:span><text:span text:style-name="T7">10</text:span> <text:span text:style-name="T1">– </text:span><text:span text:style-name="T6">Histórico de matérias lecionadas</text:span></text:p>
      <text:p text:style-name="P30">Descrição: No cadastro do professor, deverá haver uma seção onde serão inseridos os cursos que ele leciona, contendo data de início e término.</text:p>
      <text:p text:style-name="P8"/>
      <text:p text:style-name="P9"><text:span text:style-name="T1">STRQ</text:span><text:span text:style-name="T8">11</text:span><text:span text:style-name="T1"> –</text:span><text:span text:style-name="T2"> </text:span><text:span text:style-name="T4">Código de </text:span><text:span text:style-name="T8">professor</text:span></text:p>
      <text:p text:style-name="P14"><text:span text:style-name="T13">D</text:span>escrição: <text:span text:style-name="T14">Cada professor deverá haver um código, sendo um número sequencial gerado na hora do cadastro. Esse número não poderá ser alterado nem duplicado.</text:span></text:p>
      <text:p text:style-name="P14"/>
      <text:p text:style-name="P9"><text:span text:style-name="T1">STRQ</text:span><text:span text:style-name="T8">12</text:span><text:span text:style-name="T1"> –</text:span><text:span text:style-name="T2"> </text:span><text:span text:style-name="T8">Professor</text:span><text:span text:style-name="T5"> duplicado</text:span></text:p>
      <text:p text:style-name="P14"><text:span text:style-name="T13">D</text:span>escrição: <text:span text:style-name="T15">No sistema não deverá existir cadastro duplicado de professor, isto é, mesmo professor com mais de um código. Caso tente-se cadastrar professor já cadastrado, o sistema deverá avisar.</text:span></text:p>
      <text:p text:style-name="P14"/>
      <text:p text:style-name="P9"><text:span text:style-name="T1">STRQ</text:span><text:span text:style-name="T8">13</text:span><text:span text:style-name="T1"> –</text:span><text:span text:style-name="T2"> </text:span><text:span text:style-name="T5">Alteração de dados dos </text:span><text:span text:style-name="T8">professores</text:span></text:p>
      <text:p text:style-name="P14"><text:span text:style-name="T13">D</text:span>escrição: <text:span text:style-name="T15">O sistema deverá permitir alteração dos dados cadastrais dos professores, e todas as alterações deverão ficar em histórico, contendo data, qual a alteração efetuada e pessoa responsável pela atualização do cadastro.</text:span></text:p>
      <text:p text:style-name="P9"/>
      <text:p text:style-name="P9"><text:span text:style-name="T1">STRQ</text:span><text:span text:style-name="T8">14</text:span><text:span text:style-name="T1"> –</text:span><text:span text:style-name="T2"> </text:span><text:span text:style-name="T5">Exclusão de </text:span><text:span text:style-name="T8">professor</text:span></text:p>
      <text:p text:style-name="P14"><text:span text:style-name="T13">D</text:span>escrição: <text:span text:style-name="T16">O sistema deverá permitir a exclusão de cadastro de professor, porém, o número de matrícula não poderá ser reutilizado para outro professor.</text:span></text:p>
      <text:p text:style-name="P15"/>
      <text:p text:style-name="P17">STRQ<text:span text:style-name="T15">15</text:span> – <text:span text:style-name="T20">Cadastro de cursos</text:span></text:p>
      <text:p text:style-name="P23">Descrição: <text:span text:style-name="T19">O sistema deverá haver um cadastro de cursos, contendo: nome do curso, data de início e término do oferecimento do curso da diaconia para a comunidade.</text:span></text:p>
      <text:p text:style-name="P23"/>
      <text:p text:style-name="P18">STRQ<text:span text:style-name="T15">16</text:span> – <text:span text:style-name="T22">Amarração de curso-professor</text:span></text:p>
      <text:p text:style-name="P18"><text:span text:style-name="T9">Descrição: </text:span><text:span text:style-name="T11">Ao cadastrar um curso como matéria lecionada por um professor, o sistema deverá linkar as informações deste professor para o cadastro do curso.</text:span></text:p>
      <text:p text:style-name="P24"/>
      <text:p text:style-name="P16">STRQ<text:span text:style-name="T15">16</text:span> – Relatório de professor</text:p>
      <text:p text:style-name="P22">Descrição: O sistema deverá exibir uma listagem com todas as informações dos professores cadastrados no sistema.</text:p>
      <text:p text:style-name="P22"/>
      <text:p text:style-name="P19">STRQ<text:span text:style-name="T15">19</text:span> – Relatório de curso</text:p>
      <text:p text:style-name="P25">Descrição: O sistema deverá exibir uma listagem com todas as informações dos cursos cadastrados no sistema.</text:p>
      <text:p text:style-name="P25"/>
      <text:p text:style-name="P19">STRQ<text:span text:style-name="T21">20</text:span> – Possibilidade de alteração no cadastro de curso</text:p>
      <text:p text:style-name="P25">Descrição: O sistema deverá permitir alterar as informações do curso já cadastrado no sistema mantendo o histórico de alterações.</text:p>
      <text:p text:style-name="P25"/>
      <text:p text:style-name="P19">STRQ<text:span text:style-name="T21">2</text:span>1 – Reportar erro</text:p>
      <text:p text:style-name="P25">Descrição: O sistema deverá exibir um formulário para preencher o problema encontrando no sistema.</text:p>
      <text:p text:style-name="P25"/>
      <text:p text:style-name="P32">STRQ22 – Gerar R.A.</text:p>
      <text:p text:style-name="P36">Descrição: O sistema deverá gerar um R.A. para o aluno que for cadastrado, seguindo uma sequencia lógica conforme for cadastrando os alunos.</text:p>
      <text:p text:style-name="P36"/>
      <text:p text:style-name="P32"/>
      <text:p text:style-name="P32"/>
      <text:p text:style-name="P32"><text:soft-page-break/>STRQ23 – <text:span text:style-name="T23">Relatório por aluno</text:span></text:p>
      <text:p text:style-name="P37">Descrição: O sistema deverá exibir uma listagem <text:span text:style-name="T24">de aluno em ordem alfabética contendo as informações cadastradas.</text:span></text:p>
      <text:p text:style-name="P37"/>
      <text:p text:style-name="P33">STRQ24 – Relatório por bairro</text:p>
      <text:p text:style-name="P38">Descrição: O sistema deverá exibir uma listagem por bairro contendo alunos e professores cadastrados com suas respectivas informações.</text:p>
      <text:p text:style-name="P38"/>
      <text:p text:style-name="P34">STRQ25 – Relatório por cidade</text:p>
      <text:p text:style-name="P39">Descrição: O sistema deverá exibir uma listagem por cidade contendo alunos e professores cadastrados com suas respectivas informações.</text:p>
      <text:p text:style-name="P39"/>
      <text:p text:style-name="P34">STRQ26 – Relatório por religião</text:p>
      <text:p text:style-name="P39">Descrição: O sistema deverá exibir uma listagem por religião contendo alunos e professores cadastrados com suas respectivas informações.</text:p>
      <text:p text:style-name="P37"/>
      <text:p text:style-name="P25"/>
      <text:p text:style-name="P25"/>
      <text:p text:style-name="P25"/>
      <text:p text:style-name="P25"/>
      <text:p text:style-name="P19"/>
      <text:p text:style-name="P19"/>
      <text:p text:style-name="P19"/>
      <text:p text:style-name="P19">2. Necessidades (NEC)</text:p>
      <text:p text:style-name="P19"/>
      <text:p text:style-name="P19">NEC1 – Banco de dados</text:p>
      <text:p text:style-name="P20"><text:span text:style-name="T9">Descrição: Um banco de dados será extremamente necessário para o sistema do cliente, para que sejam cadastrados as informações dos alunos, cursos e professores </text:span><text:span text:style-name="T10">e para que haja um melhor controle sobre as informações. </text:span></text:p>
      <text:p text:style-name="P26"/>
      <text:p text:style-name="P21">NEC2 – Gerenciamento por cadastro</text:p>
      <text:p text:style-name="P27">Descrição: Os cadastros deverão conter RA’s para que os mesmo sejam diferenciados e para que possibilite uma busca no sistema de modo mais rápi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9:47:57.558000000</meta:creation-date>
    <dc:date>2017-10-10T20:26:15.994000000</dc:date>
    <meta:editing-duration>PT29M32S</meta:editing-duration>
    <meta:editing-cycles>4</meta:editing-cycles>
    <meta:generator>LibreOffice/4.4.3.2$Windows_x86 LibreOffice_project/88805f81e9fe61362df02b9941de8e38a9b5fd16</meta:generator>
    <meta:document-statistic meta:table-count="0" meta:image-count="0" meta:object-count="0" meta:page-count="3" meta:paragraph-count="58" meta:word-count="793" meta:character-count="5288" meta:non-whitespace-character-count="4524"/>
  </office:meta>
</office:document-meta>
</file>